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center" draw:textarea-vertical-align="middle" draw:auto-grow-height="false" fo:min-height="5.749cm" fo:min-width="8.551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38cm" fo:min-width="3.719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3.53cm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6.849cm" fo:min-width="3.56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5cm" fo:min-width="1.201cm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9cm" fo:min-width="8.49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648cm" loext:decorative="false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051cm" svg:height="5.999cm" draw:transform="skewX (0.000349065850398866) rotate (0.000349065850398866) translate (16.354cm 0.985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56cm" svg:height="0.962cm" svg:x="6.151cm" svg:y="4.512cm">
          <draw:text-box>
            <text:p text:style-name="P3"><text:span text:style-name="T2">IOb</text:span></text:p>
          </draw:text-box>
        </draw:frame>
        <draw:connector draw:style-name="gr3" draw:text-style-name="P5" draw:layer="layout" svg:x1="12.736cm" svg:y1="4.936cm" svg:x2="16.354cm" svg:y2="4.932cm" svg:d="M12736 4936h1808v-4h1810" svg:viewBox="0 0 3619 5">
          <text:p/>
        </draw:connector>
        <draw:custom-shape draw:style-name="gr4" draw:text-style-name="P6" xml:id="id3" draw:id="id3" draw:layer="layout" svg:width="4.219cm" svg:height="5.988cm" svg:x="1.015cm" svg:y="0.994cm">
          <draw:glue-point draw:id="4" svg:x="2.175cm" svg:y="5.001cm"/>
          <text:p text:style-name="P1"><text:span text:style-name="T1">Simulation</text:span></text:p>
          <text:p text:style-name="P1"><text:span text:style-name="T1">Control</text:span></text:p>
          <text:p text:style-name="P1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4.03cm" svg:height="1.051cm" svg:x="20.888cm" svg:y="7.443cm">
          <draw:text-box>
            <text:p><text:span text:style-name="T3">clk, cke, arst</text:span></text:p>
          </draw:text-box>
        </draw:frame>
        <draw:custom-shape draw:style-name="gr6" draw:text-style-name="P6" draw:layer="layout" svg:width="4.069cm" svg:height="7.099cm" svg:x="28.901cm" svg:y="3.572cm">
          <draw:glue-point draw:id="4" svg:x="2.175cm" svg:y="5.001cm"/>
          <draw:glue-point draw:id="5" svg:x="-5.003cm" svg:y="-3.125cm"/>
          <text:p text:style-name="P1"><text:span text:style-name="T1">Memory</text:span></text:p>
          <text:p text:style-name="P1"><text:span text:style-name="T1">Module</text:span></text:p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.701cm" svg:height="1.125cm" svg:x="26.27cm" svg:y="5.433cm">
          <draw:text-box>
            <text:p text:style-name="P3"><text:span text:style-name="T2">AXI</text:span></text:p>
          </draw:text-box>
        </draw:frame>
        <draw:connector draw:style-name="gr3" draw:text-style-name="P5" draw:layer="layout" svg:x1="25.404cm" svg:y1="5.064cm" svg:x2="28.901cm" svg:y2="5.076cm" svg:d="M25404 5064h1748v12h1749" svg:viewBox="0 0 3498 13">
          <text:p/>
        </draw:connector>
        <draw:connector draw:style-name="gr8" draw:text-style-name="P5" draw:layer="layout" svg:x1="20.879cm" svg:y1="6.982cm" svg:x2="20.849cm" svg:y2="8.916cm" draw:start-shape="id1" draw:start-glue-point="2" draw:end-shape="id2" draw:end-glue-point="0" svg:d="M20879 6982v968h-30v966" svg:viewBox="0 0 31 1935">
          <text:p/>
        </draw:connector>
        <draw:custom-shape draw:style-name="gr9" draw:text-style-name="P6" xml:id="id2" draw:id="id2" draw:layer="layout" svg:width="8.991cm" svg:height="3.04cm" svg:x="16.354cm" svg:y="8.916cm">
          <draw:glue-point draw:id="4" svg:x="2.175cm" svg:y="5.00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4.219cm" svg:height="5.988cm" svg:x="8.517cm" svg:y="0.994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5.234cm" svg:y1="3.988cm" svg:x2="8.517cm" svg:y2="3.988cm" draw:start-shape="id3" draw:start-glue-point="1" draw:end-shape="id4" svg:d="M5234 3988h3283" svg:viewBox="0 0 3284 1">
          <text:p/>
        </draw:connector>
        <draw:frame draw:style-name="gr10" draw:text-style-name="P4" draw:layer="layout" svg:width="3.148cm" svg:height="2.384cm" svg:x="12.985cm" svg:y="5.425cm">
          <draw:text-box>
            <text:p text:style-name="P3"><text:span text:style-name="T2">IOb, AXI</text:span></text:p>
            <text:p text:style-name="P3"><text:span text:style-name="T2">APB, WB</text:span></text:p>
            <text:p text:style-name="P3"><text:span text:style-name="T2">AXIL</text:span></text:p>
          </draw:text-box>
        </draw:frame>
        <draw:line draw:style-name="gr11" draw:text-style-name="P8" draw:layer="layout" svg:x1="25.395cm" svg:y1="1.955cm" svg:x2="27.571cm" svg:y2="1.947cm">
          <text:p/>
        </draw:line>
        <draw:frame draw:style-name="gr12" draw:text-style-name="P10" draw:layer="layout" svg:width="3.127cm" svg:height="0.725cm" svg:x="22.105cm" svg:y="1.535cm">
          <draw:text-box>
            <text:p text:style-name="P9"><text:span text:style-name="T4">invalidate</text:span></text:p>
          </draw:text-box>
        </draw:frame>
        <draw:frame draw:style-name="gr13" draw:text-style-name="P10" draw:layer="layout" svg:width="3.122cm" svg:height="0.725cm" svg:x="22.021cm" svg:y="2.409cm">
          <draw:text-box>
            <text:p text:style-name="P9"><text:span text:style-name="T4">wtb_empty</text:span></text:p>
          </draw:text-box>
        </draw:frame>
        <draw:line draw:style-name="gr11" draw:text-style-name="P8" draw:layer="layout" svg:x1="27.528cm" svg:y1="2.971cm" svg:x2="25.386cm" svg:y2="2.967cm">
          <text:p/>
        </draw:line>
        <draw:frame draw:style-name="gr14" draw:text-style-name="P11" draw:layer="layout" svg:width="1.172cm" svg:height="0.962cm" svg:x="27.492cm" svg:y="1.508cm">
          <draw:text-box>
            <text:p>‘Z’</text:p>
          </draw:text-box>
        </draw:frame>
        <draw:frame draw:style-name="gr15" draw:text-style-name="P11" draw:layer="layout" svg:width="1.137cm" svg:height="0.962cm" svg:x="27.461cm" svg:y="2.461cm">
          <draw:text-box>
            <text:p>‘1’</text:p>
          </draw:text-box>
        </draw:frame>
        <draw:frame draw:style-name="gr16" draw:text-style-name="P12" draw:layer="layout" svg:width="2.864cm" svg:height="0.725cm" svg:x="16.473cm" svg:y="1.569cm">
          <draw:text-box>
            <text:p><text:span text:style-name="T4">invalidate</text:span></text:p>
          </draw:text-box>
        </draw:frame>
        <draw:frame draw:style-name="gr17" draw:text-style-name="P12" draw:layer="layout" svg:width="3.385cm" svg:height="0.725cm" svg:x="16.459cm" svg:y="2.41cm">
          <draw:text-box>
            <text:p><text:span text:style-name="T4">wtb_empty</text:span></text:p>
          </draw:text-box>
        </draw:frame>
        <draw:line draw:style-name="gr11" draw:text-style-name="P8" draw:layer="layout" svg:x1="14.23cm" svg:y1="1.954cm" svg:x2="16.406cm" svg:y2="1.946cm">
          <text:p/>
        </draw:line>
        <draw:line draw:style-name="gr11" draw:text-style-name="P8" draw:layer="layout" svg:x1="16.363cm" svg:y1="2.97cm" svg:x2="14.221cm" svg:y2="2.966cm">
          <text:p/>
        </draw:line>
        <draw:frame draw:style-name="gr15" draw:text-style-name="P11" draw:layer="layout" svg:width="1.137cm" svg:height="0.962cm" svg:x="13.362cm" svg:y="1.482cm">
          <draw:text-box>
            <text:p>‘0’</text:p>
          </draw:text-box>
        </draw:frame>
        <draw:frame draw:style-name="gr14" draw:text-style-name="P11" draw:layer="layout" svg:width="1.172cm" svg:height="0.962cm" svg:x="13.39cm" svg:y="2.487cm">
          <draw:text-box>
            <text:p>‘Z’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9T15:14:34.011879450</dc:date>
    <meta:editing-duration>PT17H24M56S</meta:editing-duration>
    <meta:editing-cycles>67</meta:editing-cycles>
    <meta:generator>LibreOffice/25.8.3.2$Linux_X86_64 LibreOffice_project/580$Build-2</meta:generator>
    <meta:document-statistic meta:object-count="25"/>
  </office:meta>
</office:document-meta>
</file>